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3.944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none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28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2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5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48" style:family="table-cell" style:parent-style-name="Default">
      <style:text-properties fo:font-size="8.5pt" style:font-size-asian="8.5pt" style:font-size-complex="8.5pt"/>
    </style:style>
    <style:style style:name="ce49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0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1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2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3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4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  <style:style style:name="ce59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60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61" style:family="table-cell" style:parent-style-name="Default">
      <style:table-cell-properties fo:background-color="transparent"/>
      <style:text-properties fo:font-size="8.5pt" fo:font-style="normal" style:font-size-asian="8.5pt" style:font-style-asian="normal" style:font-size-complex="8.5pt" style:font-style-complex="normal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E.DB</text:p>
          </table:table-cell>
          <table:table-cell table:style-name="ce23"/>
          <table:table-cell table:style-name="ce25"/>
          <table:table-cell table:style-name="ce2"/>
          <table:table-cell table:style-name="ce5" table:formula="of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6"/>
          <table:table-cell/>
          <table:table-cell table:style-name="ce2"/>
          <table:table-cell table:style-name="ce5" table:formula="of:=[.H2]" office:value-type="string" office:string-value="DesInventar8.2">
            <text:p>DesInventar8.2</text:p>
          </table:table-cell>
          <table:table-cell table:style-name="ce16" office:value-type="string">
            <text:p>REGION.DB</text:p>
          </table:table-cell>
          <table:table-cell table:style-name="ce42"/>
          <table:table-cell table:style-name="ce43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7" office:value-type="date" office:date-value="2009-03-05">
            <text:p>2009-03-05</text:p>
          </table:table-cell>
          <table:table-cell table:style-name="ce24"/>
          <table:table-cell table:style-name="ce17"/>
          <table:table-cell table:style-name="ce3"/>
          <table:table-cell/>
          <table:table-cell table:style-name="ce17" table:formula="of:=[.D3]" office:value-type="date" office:date-value="2009-03-05">
            <text:p>2009-03-05</text:p>
          </table:table-cell>
          <table:table-cell table:style-name="ce19"/>
          <table:table-cell table:style-name="ce26"/>
          <table:table-cell/>
          <table:table-cell table:style-name="ce3"/>
          <table:table-cell/>
          <table:table-cell table:style-name="ce17" table:formula="of:=[.D3]" office:value-type="date" office:date-value="2009-03-05">
            <text:p>2009-03-05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25" office:value-type="string">
            <text:p>Schema Version</text:p>
          </table:table-cell>
          <table:table-cell table:style-name="ce40" office:value-type="string">
            <text:p>1.0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25" office:value-type="string">
            <text:p>Default Language</text:p>
          </table:table-cell>
          <table:table-cell table:style-name="ce41" office:value-type="string">
            <text:p>eng</text:p>
          </table:table-cell>
          <table:table-cell/>
          <table:table-cell table:style-name="ce3" office:value-type="string">
            <text:p>DisasterSerial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DisasterGeographyId</text:p>
          </table:table-cell>
          <table:table-cell table:style-name="ce19" table:formula="of:=[.O52]" office:value-type="string" office:string-value="VARCHAR(100) NOT NULL">
            <text:p>VARCHAR(10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LangIsoCode</text:p>
          </table:table-cell>
          <table:table-cell table:style-name="ce19" table:formula="of:=[.D17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CountryIso</text:p>
          </table:table-cell>
          <table:table-cell table:style-name="ce19" table:formula="of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IsCRegion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vent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CVRegionItem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10" table:formula="of:=[.H39]" office:value-type="string" office:string-value="UserName">
            <text:p>UserName</text:p>
          </table:table-cell>
          <table:table-cell table:style-name="ce18" table:formula="of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7" table:formula="of:=[.H6]" office:value-type="string" office:string-value="RegionId">
            <text:p>RegionId</text:p>
          </table:table-cell>
          <table:table-cell table:style-name="ce19" table:formula="of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QueryId</text:p>
          </table:table-cell>
          <table:table-cell table:style-name="ce18" table:formula="of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3" table:formula="of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f:=[.C6]" office:value-type="string" office:string-value="CountryIso">
            <text:p>CountryIso</text:p>
          </table:table-cell>
          <table:table-cell table:style-name="ce19" table:formula="of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NOT NULL DEFAULT '---'</text:p>
          </table:table-cell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29" office:value-type="string">
            <text:p>GeoLevelActive</text:p>
          </table:table-cell>
          <table:table-cell table:style-name="ce19" office:value-type="string">
            <text:p>INTEGER NOT NULL DEFAULT 0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 NULL</text:p>
          </table:table-cell>
          <table:table-cell/>
          <table:table-cell table:style-name="ce3" office:value-type="string">
            <text:p>SectorTransport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SectorCommunications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f:=[.H39]" office:value-type="string" office:string-value="UserName">
            <text:p>UserName</text:p>
          </table:table-cell>
          <table:table-cell table:style-name="ce19" table:formula="of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SectorRelief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 NOT NULL</text:p>
          </table:table-cell>
          <table:table-cell/>
          <table:table-cell table:style-name="ce3" office:value-type="string">
            <text:p>SectorAgricultural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SectorWaterSuppl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Sewerag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NOT NULL DEFAULT '---'</text:p>
          </table:table-cell>
          <table:table-cell/>
          <table:table-cell table:style-name="ce3" office:value-type="string">
            <text:p>SectorEduc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 table:number-columns-repeated="2"/>
          <table:table-cell table:style-name="ce28" office:value-type="string" table:number-columns-spanned="2" table:number-rows-spanned="1">
            <text:p>UserSession</text:p>
          </table:table-cell>
          <table:covered-table-cell table:style-name="ce26"/>
          <table:table-cell table:style-name="ce26" table:number-columns-repeated="2"/>
          <table:table-cell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NOT NULL DEFAULT '---'</text:p>
          </table:table-cell>
          <table:table-cell/>
          <table:table-cell table:style-name="ce3" office:value-type="string">
            <text:p>SectorPow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number-columns-repeated="3"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/>
          <table:table-cell table:style-name="ce3" office:value-type="string">
            <text:p>SectorIndustr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2"/>
          <table:table-cell table:number-columns-repeated="2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INTEGER DEFAULT 1</text:p>
          </table:table-cell>
          <table:table-cell/>
          <table:table-cell table:style-name="ce3" office:value-type="string">
            <text:p>SectorHealth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UserName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number-columns-repeated="3"/>
          <table:table-cell table:style-name="ce4" office:value-type="string">
            <text:p>SectorOther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Valid</text:p>
          </table:table-cell>
          <table:table-cell table:style-name="ce19" office:value-type="string">
            <text:p>INTEGER</text:p>
          </table:table-cell>
          <table:table-cell table:number-columns-repeated="3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8"/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Start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3"/>
          <table:table-cell table:style-name="ce3" office:value-type="string">
            <text:p>DBLogDate</text:p>
          </table:table-cell>
          <table:table-cell table:style-name="ce19" office:value-type="string">
            <text:p>DATETIME</text:p>
          </table:table-cell>
          <table:table-cell/>
          <table:table-cell table:style-name="ce39" office:value-type="string" table:number-columns-spanned="2" table:number-rows-spanned="1">
            <text:p>EEData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4" office:value-type="string">
            <text:p>LastUpdate</text:p>
          </table:table-cell>
          <table:table-cell table:style-name="ce22" office:value-type="string">
            <text:p>DATETIME</text:p>
          </table:table-cell>
          <table:table-cell table:number-columns-repeated="3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44" table:formula="of:=[.Q3]" office:value-type="string" office:string-value="DisasterId">
            <text:p>DisasterId</text:p>
          </table:table-cell>
          <table:table-cell table:style-name="ce18" table:formula="of:=[.R3]" office:value-type="string" office:string-value="VARCHAR(50) NOT NULL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DBLogType</text:p>
          </table:table-cell>
          <table:table-cell table:style-name="ce19" office:value-type="string">
            <text:p>VARCHAR(20)</text:p>
          </table:table-cell>
          <table:table-cell/>
          <table:table-cell table:style-name="ce4" office:value-type="string">
            <text:p>SyncRecord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1" office:value-type="string" table:number-columns-spanned="2" table:number-rows-spanned="1">
            <text:p>UserLockList</text:p>
          </table:table-cell>
          <table:covered-table-cell/>
          <table:table-cell table:number-columns-repeated="3"/>
          <table:table-cell table:style-name="ce3"/>
          <table:table-cell table:style-name="ce3" office:value-type="string">
            <text:p>DBLogNotes</text:p>
          </table:table-cell>
          <table:table-cell table:style-name="ce19" office:value-type="string">
            <text:p>TEXT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number-columns-repeated="3"/>
          <table:table-cell table:style-name="ce3"/>
          <table:table-cell table:style-name="ce4" office:value-type="string">
            <text:p>DBLogUserName</text:p>
          </table:table-cell>
          <table:table-cell table:style-name="ce22" office:value-type="string">
            <text:p>VARCHAR(20)</text:p>
          </table:table-cell>
          <table:table-cell/>
          <table:table-cell table:style-name="ce39" office:value-type="string" table:number-columns-spanned="2" table:number-rows-spanned="1">
            <text:p>EEField</text:p>
          </table:table-cell>
          <table:covered-table-cell table:style-name="ce45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TableId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Default" table:number-columns-repeated="2"/>
          <table:table-cell/>
          <table:table-cell table:style-name="ce7" office:value-type="string">
            <text:p>EEFieldId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4" office:value-type="string">
            <text:p>RecordId</text:p>
          </table:table-cell>
          <table:table-cell table:style-name="ce22" office:value-type="string">
            <text:p>VARCHAR(50)</text:p>
          </table:table-cell>
          <table:table-cell table:number-columns-repeated="3"/>
          <table:table-cell table:style-name="ce3"/>
          <table:table-cell table:style-name="ce39" office:value-type="string" table:number-columns-spanned="2" table:number-rows-spanned="1">
            <text:p>EEGroup</text:p>
          </table:table-cell>
          <table:covered-table-cell table:style-name="ce18"/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/>
          <table:table-cell table:style-name="ce3" table:formula="of:=[.N68]" office:value-type="string" office:string-value="EEGroupId">
            <text:p>EEGroupId</text:p>
          </table:table-cell>
          <table:table-cell table:style-name="ce19" table:formula="of:=[.O68]" office:value-type="string" office:string-value="VARCHAR(30)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f:=[.N72]" office:value-type="string" office:string-value="EEGroupStatus">
            <text:p>EEGroupStatus</text:p>
          </table:covered-table-cell>
          <table:table-cell table:number-columns-repeated="3"/>
          <table:table-cell table:style-name="ce3"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3" office:value-type="string">
            <text:p>PUBLIC, PRIVATE, INACTIVE</text:p>
          </table:table-cell>
          <table:table-cell table:style-name="ce34"/>
          <table:table-cell table:number-columns-repeated="3"/>
          <table:table-cell table:style-name="ce3"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Default" table:number-columns-repeated="2"/>
          <table:table-cell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15" table:number-columns-repeated="3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 table:style-name="ce22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number-columns-repeated="2"/>
          <table:table-cell table:style-name="ce26" table:number-columns-repeated="4"/>
          <table:table-cell table:number-columns-repeated="237"/>
        </table:table-row>
        <table:table-row table:style-name="ro1" table:number-rows-repeated="3">
          <table:table-cell table:number-columns-repeated="12"/>
          <table:table-cell table:style-name="ce26"/>
          <table:table-cell table:style-name="Default" table:number-columns-repeated="2"/>
          <table:table-cell table:number-columns-repeated="3"/>
          <table:table-cell table:style-name="ce26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style-name="Default" table:number-columns-repeated="2"/>
          <table:table-cell table:style-name="ce26" table:number-columns-repeated="4"/>
          <table:table-cell table:number-columns-repeated="237"/>
        </table:table-row>
        <table:table-row table:style-name="ro1" table:number-rows-repeated="2">
          <table:table-cell table:number-columns-repeated="13"/>
          <table:table-cell table:style-name="Default" table:number-columns-repeated="2"/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office:forms form:automatic-focus="false" form:apply-design-mode="false"/>
        <table:table-column table:style-name="co26" table:default-cell-style-name="ce48"/>
        <table:table-column table:style-name="co27" table:default-cell-style-name="ce48"/>
        <table:table-column table:style-name="co25" table:number-columns-repeated="254" table:default-cell-style-name="ce48"/>
        <table:table-row table:style-name="ro1">
          <table:table-cell table:style-name="ce46" table:formula="of:=CONCATENATE(&quot;/* &quot;; [Tables.D2]; &quot; - &quot;; [Tables.N2])" office:value-type="string" office:string-value="/* BASE.DB - DesInventar8.2">
            <text:p>/* BASE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1">
          <table:table-cell table:style-name="ce47" table:formula="of:=[Tables.D3]" office:value-type="date" office:date-value="2009-03-05">
            <text:p>2009-03-05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1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1">
          <table:table-cell/>
          <table:table-cell table:style-name="ce53" office:value-type="string">
            <text:p>);</text:p>
          </table:table-cell>
          <table:table-cell table:number-columns-repeated="254"/>
        </table:table-row>
        <table:table-row table:style-name="ro1">
          <table:table-cell table:style-name="ce49" table:formula="of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1">
          <table:table-cell table:style-name="ce50" table:formula="of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1">
          <table:table-cell table:formula="of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f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1">
          <table:table-cell table:formula="of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1">
          <table:table-cell table:formula="of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1">
          <table:table-cell table:formula="of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1">
          <table:table-cell table:formula="of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1">
          <table:table-cell table:formula="of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1">
          <table:table-cell table:formula="of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1">
          <table:table-cell table:style-name="ce49" table:formula="of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1">
          <table:table-cell table:style-name="ce49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9" table:formula="of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1">
          <table:table-cell table:style-name="ce50" table:formula="of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1">
          <table:table-cell table:formula="of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1">
          <table:table-cell table:formula="of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1">
          <table:table-cell table:formula="of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1">
          <table:table-cell table:style-name="ce49" table:formula="of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1">
          <table:table-cell table:style-name="ce49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9" table:formula="of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1">
          <table:table-cell table:style-name="ce50" table:formula="of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1">
          <table:table-cell table:formula="of:=CONCATENATE([Tables.C23]; &quot; &quot;; [Tables.D2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1">
          <table:table-cell table:formula="of:=CONCATENATE([Tables.C24]; &quot; &quot;; [Tables.D24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C25]; &quot; &quot;; [Tables.D2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C27]; &quot; &quot;; [Tables.D27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1">
          <table:table-cell table:formula="of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1">
          <table:table-cell table:formula="of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1">
          <table:table-cell table:style-name="ce49" table:formula="of:=CONCATENATE([.$B$3]; &quot;('&quot;; [Tables.C23];&quot;','&quot;; [Tables.C24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1">
          <table:table-cell table:style-name="ce49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9" table:formula="of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1">
          <table:table-cell table:style-name="ce50" table:formula="of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1">
          <table:table-cell table:formula="of:=CONCATENATE([Tables.C34]; &quot; &quot;; [Tables.D3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1">
          <table:table-cell table:formula="of:=CONCATENATE([Tables.C35]; &quot; &quot;; [Tables.D3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C38]; &quot; &quot;; [Tables.D38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1">
          <table:table-cell table:formula="of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1">
          <table:table-cell table:formula="of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1">
          <table:table-cell table:style-name="ce49" table:formula="of:=CONCATENATE([.$B$3]; &quot;('&quot;; [Tables.C34];&quot;','&quot;; [Tables.C35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1">
          <table:table-cell table:style-name="ce49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9" table:formula="of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1">
          <table:table-cell table:style-name="ce50" table:formula="of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1">
          <table:table-cell table:formula="of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47]; &quot; &quot;; [Tables.D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1">
          <table:table-cell table:formula="of:=CONCATENATE([Tables.C48]; &quot; &quot;; [Tables.D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1">
          <table:table-cell table:formula="of:=CONCATENATE([Tables.C49]; &quot; &quot;; [Tables.D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1">
          <table:table-cell table:formula="of:=CONCATENATE([Tables.C50]; &quot; &quot;; [Tables.D50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1">
          <table:table-cell table:style-name="ce49" table:formula="of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1">
          <table:table-cell table:style-name="ce49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9" table:formula="of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1">
          <table:table-cell table:style-name="ce50" table:formula="of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1">
          <table:table-cell table:formula="of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1">
          <table:table-cell table:formula="of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1">
          <table:table-cell table:formula="of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1">
          <table:table-cell table:style-name="ce49" table:formula="of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1">
          <table:table-cell table:style-name="ce49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52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1">
          <table:table-cell table:style-name="ce52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1">
          <table:table-cell table:style-name="ce52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1">
          <table:table-cell table:style-name="ce52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 table:number-rows-repeated="417">
          <table:table-cell table:style-name="Default"/>
          <table:table-cell table:number-columns-repeated="255"/>
        </table:table-row>
        <table:table-row table:style-name="ro1" table:number-rows-repeated="650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RE" table:style-name="ta1" table:print="false">
        <office:forms form:automatic-focus="false" form:apply-design-mode="false"/>
        <table:table-column table:style-name="co28" table:default-cell-style-name="ce48"/>
        <table:table-column table:style-name="co27" table:default-cell-style-name="Default"/>
        <table:table-column table:style-name="co25" table:default-cell-style-name="Default"/>
        <table:table-column table:style-name="co25" table:number-columns-repeated="143" table:default-cell-style-name="ce48"/>
        <table:table-row table:style-name="ro1">
          <table:table-cell table:style-name="ce46" table:formula="of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1">
          <table:table-cell table:style-name="ce47" table:formula="of:=[Tables.D3]" office:value-type="date" office:date-value="2009-03-05">
            <text:p>2009-03-05</text:p>
          </table:table-cell>
          <table:table-cell table:number-columns-repeated="145"/>
        </table:table-row>
        <table:table-row table:style-name="ro1">
          <table:table-cell office:value-type="string">
            <text:p>*/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49" table:formula="of:=CONCATENATE([BASE.$B$1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1">
          <table:table-cell table:style-name="ce50" table:formula="of:=CONCATENATE([BASE.$B$2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1">
          <table:table-cell table:formula="of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7]; &quot; &quot;; [Tables.I7]; &quot;, &quot;)" office:value-type="string" office:string-value="RegionLabel VARCHAR(200) NOT NULL, ">
            <text:p>RegionLabel VARCHAR(200) NOT NULL, </text:p>
          </table:table-cell>
          <table:table-cell table:number-columns-repeated="145"/>
        </table:table-row>
        <table:table-row table:style-name="ro1">
          <table:table-cell table:formula="of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1">
          <table:table-cell table:formula="of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1">
          <table:table-cell table:formula="of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1">
          <table:table-cell table:formula="of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1">
          <table:table-cell table:formula="of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1">
          <table:table-cell table:formula="of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1">
          <table:table-cell table:formula="of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1">
          <table:table-cell table:style-name="ce49" table:formula="of:=CONCATENATE([BASE.$B$3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49" table:formula="of:=CONCATENATE([BASE.$B$1]; [Tables.H17]; &quot;;&quot;)" office:value-type="string" office:string-value="DROP TABLE IF EXISTS CVRegionItem;">
            <text:p>DROP TABLE IF EXISTS CVRegionItem;</text:p>
          </table:table-cell>
          <table:table-cell table:number-columns-repeated="145"/>
        </table:table-row>
        <table:table-row table:style-name="ro1">
          <table:table-cell table:style-name="ce50" table:formula="of:=CONCATENATE([BASE.$B$2]; &quot;'&quot;; [Tables.H17]; &quot;' ( &quot;)" office:value-type="string" office:string-value="CREATE TABLE 'CVRegionItem' ( ">
            <text:p>CREATE TABLE 'CVRegionItem' ( </text:p>
          </table:table-cell>
          <table:table-cell table:number-columns-repeated="145"/>
        </table:table-row>
        <table:table-row table:style-name="ro1">
          <table:table-cell table:formula="of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1">
          <table:table-cell table:formula="of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1">
          <table:table-cell table:style-name="ce49" table:formula="of:=CONCATENATE([BASE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49" table:formula="of:=CONCATENATE([BASE.$B$1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1">
          <table:table-cell table:style-name="ce50" table:formula="of:=CONCATENATE([BASE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1">
          <table:table-cell table:formula="of:=CONCATENATE([Tables.H23]; &quot; &quot;; [Tables.I23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1">
          <table:table-cell table:formula="of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1">
          <table:table-cell table:formula="of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1">
          <table:table-cell table:formula="of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1">
          <table:table-cell table:style-name="ce49" table:formula="of:=CONCATENATE([BASE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49" table:formula="of:=CONCATENATE([BASE.$B$1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1">
          <table:table-cell table:style-name="ce50" table:formula="of:=CONCATENATE([BASE.$B$2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1">
          <table:table-cell table:formula="of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1">
          <table:table-cell table:formula="of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1">
          <table:table-cell table:formula="of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1">
          <table:table-cell table:formula="of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1">
          <table:table-cell table:formula="of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1">
          <table:table-cell table:formula="of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1">
          <table:table-cell table:style-name="ce49" table:formula="of:=CONCATENATE([BASE.$B$3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49" table:formula="of:=CONCATENATE([BASE.$B$1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1">
          <table:table-cell table:style-name="ce50" table:formula="of:=CONCATENATE([BASE.$B$2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1">
          <table:table-cell table:formula="of:=CONCATENATE([Tables.H39]; &quot; &quot;; [Tables.I39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1">
          <table:table-cell table:formula="of:=CONCATENATE([Tables.H40]; &quot; &quot;; [Tables.I40]; &quot;, &quot;)" office:value-type="string" office:string-value="UserEMail VARCHAR(100) NOT NULL, ">
            <text:p>UserEMail VARCHAR(100) NOT NULL, </text:p>
          </table:table-cell>
          <table:table-cell table:number-columns-repeated="145"/>
        </table:table-row>
        <table:table-row table:style-name="ro1">
          <table:table-cell table:formula="of:=CONCATENATE([Tables.H41]; &quot; &quot;; [Tables.I41]; &quot;, &quot;)" office:value-type="string" office:string-value="UserPasswd VARCHAR(100) NOT NULL, ">
            <text:p>UserPasswd VARCHAR(100) NOT NULL, </text:p>
          </table:table-cell>
          <table:table-cell table:number-columns-repeated="145"/>
        </table:table-row>
        <table:table-row table:style-name="ro1">
          <table:table-cell table:formula="of:=CONCATENATE([Tables.H42]; &quot; &quot;; [Tables.I42]; &quot;, &quot;)" office:value-type="string" office:string-value="UserFullName VARCHAR(100) NOT NULL, ">
            <text:p>UserFullName VARCHAR(100) NOT NULL, </text:p>
          </table:table-cell>
          <table:table-cell table:number-columns-repeated="145"/>
        </table:table-row>
        <table:table-row table:style-name="ro1">
          <table:table-cell table:formula="of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1">
          <table:table-cell table:formula="of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1">
          <table:table-cell table:formula="of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1">
          <table:table-cell table:formula="of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1">
          <table:table-cell table:formula="of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1">
          <table:table-cell table:formula="of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1">
          <table:table-cell table:style-name="ce49" table:formula="of:=CONCATENATE([BASE.$B$3]; &quot;('&quot;; [Tables.H39];&quot;')&quot;)" office:value-type="string" office:string-value="PRIMARY KEY('UserName')">
            <text:p>PRIMARY KEY('UserName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49" table:formula="of:=CONCATENATE([BASE.$B$1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1">
          <table:table-cell table:style-name="ce50" table:formula="of:=CONCATENATE([BASE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1">
          <table:table-cell table:formula="of:=CONCATENATE([Tables.H51]; &quot; &quot;; [Tables.I51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1">
          <table:table-cell table:formula="of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1">
          <table:table-cell table:formula="of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1">
          <table:table-cell table:formula="of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1">
          <table:table-cell table:style-name="ce49" table:formula="of:=CONCATENATE([BASE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49" table:formula="of:=CONCATENATE([BASE.$B$1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1">
          <table:table-cell table:style-name="ce50" table:formula="of:=CONCATENATE([BASE.$B$2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1">
          <table:table-cell table:formula="of:=CONCATENATE([Tables.H57]; &quot; &quot;; [Tables.I57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1">
          <table:table-cell table:formula="of:=CONCATENATE([Tables.H58]; &quot; &quot;; [Tables.I58]; &quot;, &quot;)" office:value-type="string" office:string-value="RegionId VARCHAR(50), ">
            <text:p>RegionId VARCHAR(50), </text:p>
          </table:table-cell>
          <table:table-cell table:style-name="ce48" table:number-columns-repeated="2"/>
          <table:table-cell table:number-columns-repeated="143"/>
        </table:table-row>
        <table:table-row table:style-name="ro1">
          <table:table-cell table:formula="of:=CONCATENATE([Tables.H59]; &quot; &quot;; [Tables.I59]; &quot;, &quot;)" office:value-type="string" office:string-value="UserName VARCHAR(50), ">
            <text:p>UserName VARCHAR(50), </text:p>
          </table:table-cell>
          <table:table-cell table:style-name="ce48" table:number-columns-repeated="2"/>
          <table:table-cell table:number-columns-repeated="143"/>
        </table:table-row>
        <table:table-row table:style-name="ro1">
          <table:table-cell table:formula="of:=CONCATENATE([Tables.H60]; &quot; &quot;; [Tables.I60]; &quot;, &quot;)" office:value-type="string" office:string-value="Valid INTEGER, ">
            <text:p>Valid INTEGER, </text:p>
          </table:table-cell>
          <table:table-cell table:style-name="ce48" table:number-columns-repeated="2"/>
          <table:table-cell table:number-columns-repeated="143"/>
        </table:table-row>
        <table:table-row table:style-name="ro1">
          <table:table-cell table:formula="of:=CONCATENATE([Tables.H61]; &quot; &quot;; [Tables.I61]; &quot;, &quot;)" office:value-type="string" office:string-value="Start DATETIME, ">
            <text:p>Start DATETIME, </text:p>
          </table:table-cell>
          <table:table-cell table:style-name="ce48" table:number-columns-repeated="2"/>
          <table:table-cell table:number-columns-repeated="143"/>
        </table:table-row>
        <table:table-row table:style-name="ro1">
          <table:table-cell table:formula="of:=CONCATENATE([Tables.H62]; &quot; &quot;; [Tables.I62]; &quot;, &quot;)" office:value-type="string" office:string-value="LastUpdate DATETIME, ">
            <text:p>LastUpdate DATETIME, </text:p>
          </table:table-cell>
          <table:table-cell table:style-name="ce48" table:number-columns-repeated="2"/>
          <table:table-cell table:number-columns-repeated="143"/>
        </table:table-row>
        <table:table-row table:style-name="ro1">
          <table:table-cell table:style-name="ce49" table:formula="of:=CONCATENATE([BASE.$B$3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49" table:formula="of:=CONCATENATE([BASE.$B$1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1">
          <table:table-cell table:style-name="ce50" table:formula="of:=CONCATENATE([BASE.$B$2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1">
          <table:table-cell table:formula="of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1">
          <table:table-cell table:formula="of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1">
          <table:table-cell table:formula="of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1">
          <table:table-cell table:style-name="ce49" table:formula="of:=CONCATENATE([BASE.$B$3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51" office:value-type="string">
            <text:p>/* Set initial values */</text:p>
          </table:table-cell>
          <table:table-cell table:number-columns-repeated="145"/>
        </table:table-row>
        <table:table-row table:style-name="ro1">
          <table:table-cell table:style-name="ce52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1">
          <table:table-cell table:style-name="ce52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1">
          <table:table-cell table:style-name="ce52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1">
          <table:table-cell table:style-name="ce52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1" table:number-rows-repeated="65439">
          <table:table-cell table:number-columns-repeated="146"/>
        </table:table-row>
        <table:table-row table:style-name="ro1">
          <table:table-cell table:number-columns-repeated="146"/>
        </table:table-row>
      </table:table>
      <table:table table:name="REGION" table:style-name="ta1" table:print="false">
        <office:forms form:automatic-focus="false" form:apply-design-mode="false"/>
        <table:table-column table:style-name="co29" table:default-cell-style-name="ce48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48"/>
        <table:table-row table:style-name="ro1">
          <table:table-cell table:style-name="ce46" table:formula="of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1">
          <table:table-cell table:style-name="ce47" table:formula="of:=[Tables.D3]" office:value-type="date" office:date-value="2009-03-05">
            <text:p>2009-03-05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9" table:formula="of:=CONCATENATE([BASE.$B$1]; [Tables.N7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1">
          <table:table-cell table:style-name="ce50" table:formula="of:=CONCATENATE([BASE.$B$2]; &quot;'&quot;; [Tables.N7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1">
          <table:table-cell table:formula="of:=CONCATENATE([Tables.N8]; &quot; &quot;; [Tables.O8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1">
          <table:table-cell table:formula="of:=CONCATENATE([Tables.N9]; &quot; &quot;; [Tables.O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10]; &quot; &quot;; [Tables.O10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1">
          <table:table-cell table:formula="of:=CONCATENATE([Tables.N11]; &quot; &quot;; [Tables.O11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1">
          <table:table-cell table:style-name="ce49" table:formula="of:=CONCATENATE([BASE.$B$3]; &quot;('&quot;; [Tables.N8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1">
          <table:table-cell table:style-name="ce49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9" table:formula="of:=CONCATENATE([BASE.$B$1]; [Tables.N13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1">
          <table:table-cell table:style-name="ce54" table:formula="of:=CONCATENATE([BASE.$B$2]; &quot;'&quot;; [Tables.N13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1">
          <table:table-cell table:formula="of:=CONCATENATE([Tables.N14]; &quot; &quot;; [Tables.O14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1">
          <table:table-cell table:formula="of:=CONCATENATE([Tables.N15]; &quot; &quot;; [Tables.O1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16]; &quot; &quot;; [Tables.O1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17]; &quot; &quot;; [Tables.O17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N18]; &quot; &quot;; [Tables.O18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N19]; &quot; &quot;; [Tables.O19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1">
          <table:table-cell table:formula="of:=CONCATENATE([Tables.N20]; &quot; &quot;; [Tables.O20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1">
          <table:table-cell table:formula="of:=CONCATENATE([Tables.N21]; &quot; &quot;; [Tables.O21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N22]; &quot; &quot;; [Tables.O22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N23]; &quot; &quot;; [Tables.O23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1">
          <table:table-cell table:formula="of:=CONCATENATE([Tables.N24]; &quot; &quot;; [Tables.O24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1">
          <table:table-cell table:style-name="ce49" table:formula="of:=CONCATENATE([BASE.$B$3]; &quot;('&quot;; [Tables.N14];&quot;','&quot;; [Tables.N15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1">
          <table:table-cell table:style-name="ce49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9" table:formula="of:=CONCATENATE([BASE.$B$1]; [Tables.N26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1">
          <table:table-cell table:style-name="ce55" table:formula="of:=CONCATENATE([BASE.$B$2]; &quot;'&quot;; [Tables.N26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1">
          <table:table-cell table:formula="of:=CONCATENATE([Tables.N27]; &quot; &quot;; [Tables.O27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1">
          <table:table-cell table:formula="of:=CONCATENATE([Tables.N28]; &quot; &quot;; [Tables.O28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29]; &quot; &quot;; [Tables.O2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30]; &quot; &quot;; [Tables.O30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N31]; &quot; &quot;; [Tables.O31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N32]; &quot; &quot;; [Tables.O32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1">
          <table:table-cell table:formula="of:=CONCATENATE([Tables.N33]; &quot; &quot;; [Tables.O33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1">
          <table:table-cell table:formula="of:=CONCATENATE([Tables.N34]; &quot; &quot;; [Tables.O34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N35]; &quot; &quot;; [Tables.O35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N36]; &quot; &quot;; [Tables.O36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1">
          <table:table-cell table:formula="of:=CONCATENATE([Tables.N37]; &quot; &quot;; [Tables.O37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1">
          <table:table-cell table:style-name="ce49" table:formula="of:=CONCATENATE([BASE.$B$3]; &quot;('&quot;; [Tables.N27];&quot;','&quot;; [Tables.N28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1">
          <table:table-cell table:style-name="ce49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9" table:formula="of:=CONCATENATE([BASE.$B$1]; [Tables.N40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1">
          <table:table-cell table:style-name="ce56" table:formula="of:=CONCATENATE([BASE.$B$2]; &quot;'&quot;; [Tables.N40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1">
          <table:table-cell table:formula="of:=CONCATENATE([Tables.N41]; &quot; &quot;; [Tables.O41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1">
          <table:table-cell table:formula="of:=CONCATENATE([Tables.N42]; &quot; &quot;; [Tables.O42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43]; &quot; &quot;; [Tables.O4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44]; &quot; &quot;; [Tables.O44]; &quot;, &quot;)" office:value-type="string" office:string-value="GeoLevelName VARCHAR(50) NOT NULL DEFAULT '---', ">
            <text:p>GeoLevelName VARCHAR(50) NOT NULL DEFAULT '---', </text:p>
          </table:table-cell>
          <table:table-cell table:number-columns-repeated="255"/>
        </table:table-row>
        <table:table-row table:style-name="ro1">
          <table:table-cell table:formula="of:=CONCATENATE([Tables.N45]; &quot; &quot;; [Tables.O45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1">
          <table:table-cell table:formula="of:=CONCATENATE([Tables.N46]; &quot; &quot;; [Tables.O46]; &quot;, &quot;)" office:value-type="string" office:string-value="GeoLevelActive INTEGER NOT NULL DEFAULT 0, ">
            <text:p>GeoLevelActive INTEGER NOT NULL DEFAULT 0, </text:p>
          </table:table-cell>
          <table:table-cell table:number-columns-repeated="255"/>
        </table:table-row>
        <table:table-row table:style-name="ro1">
          <table:table-cell table:formula="of:=CONCATENATE([Tables.N47]; &quot; &quot;; [Tables.O47]; &quot;, &quot;)" office:value-type="string" office:string-value="GeoLevelLayerFile VARCHAR(50) NULL, ">
            <text:p>GeoLevelLayerFile VARCHAR(50) NULL, </text:p>
          </table:table-cell>
          <table:table-cell table:number-columns-repeated="255"/>
        </table:table-row>
        <table:table-row table:style-name="ro1">
          <table:table-cell table:formula="of:=CONCATENATE([Tables.N48]; &quot; &quot;; [Tables.O48]; &quot;, &quot;)" office:value-type="string" office:string-value="GeoLevelLayerName VARCHAR(50) NULL, ">
            <text:p>GeoLevelLayerName VARCHAR(50) NULL, </text:p>
          </table:table-cell>
          <table:table-cell table:number-columns-repeated="255"/>
        </table:table-row>
        <table:table-row table:style-name="ro1">
          <table:table-cell table:formula="of:=CONCATENATE([Tables.N49]; &quot; &quot;; [Tables.O49]; &quot;, &quot;)" office:value-type="string" office:string-value="GeoLevelLayerCode VARCHAR(50) NULL, ">
            <text:p>GeoLevelLayerCode VARCHAR(50) NULL, </text:p>
          </table:table-cell>
          <table:table-cell table:number-columns-repeated="255"/>
        </table:table-row>
        <table:table-row table:style-name="ro1">
          <table:table-cell table:style-name="ce49" table:formula="of:=CONCATENATE([BASE.$B$3]; &quot;('&quot;; [Tables.N41];&quot;','&quot;;[Tables.N42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1">
          <table:table-cell table:style-name="ce49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9" table:formula="of:=CONCATENATE([BASE.$B$1]; [Tables.N51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1">
          <table:table-cell table:style-name="ce56" table:formula="of:=CONCATENATE([BASE.$B$2]; &quot;'&quot;; [Tables.N51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1">
          <table:table-cell table:formula="of:=CONCATENATE([Tables.N52]; &quot; &quot;; [Tables.O52]; &quot;, &quot;)" office:value-type="string" office:string-value="GeographyId VARCHAR(100) NOT NULL, ">
            <text:p>GeographyId VARCHAR(100) NOT NULL, </text:p>
          </table:table-cell>
          <table:table-cell table:number-columns-repeated="255"/>
        </table:table-row>
        <table:table-row table:style-name="ro1">
          <table:table-cell table:formula="of:=CONCATENATE([Tables.N53]; &quot; &quot;; [Tables.O53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54]; &quot; &quot;; [Tables.O5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55]; &quot; &quot;; [Tables.O55]; &quot;, &quot;)" office:value-type="string" office:string-value="GeographyCode VARCHAR(100) NOT NULL DEFAULT '---', ">
            <text:p>GeographyCode VARCHAR(100) NOT NULL DEFAULT '---', </text:p>
          </table:table-cell>
          <table:table-cell table:number-columns-repeated="255"/>
        </table:table-row>
        <table:table-row table:style-name="ro1">
          <table:table-cell table:formula="of:=CONCATENATE([Tables.N56]; &quot; &quot;; [Tables.O56]; &quot;, &quot;)" office:value-type="string" office:string-value="GeographyName VARCHAR(200) NOT NULL DEFAULT '---', ">
            <text:p>GeographyName VARCHAR(200) NOT NULL DEFAULT '---', </text:p>
          </table:table-cell>
          <table:table-cell table:number-columns-repeated="255"/>
        </table:table-row>
        <table:table-row table:style-name="ro1">
          <table:table-cell table:formula="of:=CONCATENATE([Tables.N57]; &quot; &quot;; [Tables.O57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1">
          <table:table-cell table:formula="of:=CONCATENATE([Tables.N58]; &quot; &quot;; [Tables.O58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1">
          <table:table-cell table:style-name="ce49" table:formula="of:=CONCATENATE([BASE.$B$3]; &quot;('&quot;; [Tables.N52];&quot;','&quot;;[Tables.N53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1">
          <table:table-cell table:style-name="ce49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9" table:formula="of:=CONCATENATE([BASE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1">
          <table:table-cell table:style-name="ce57" table:formula="of:=CONCATENATE([BASE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1">
          <table:table-cell table:formula="of:=CONCATENATE([Tables.Q3]; &quot; &quot;; [Tables.R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1">
          <table:table-cell table:formula="of:=CONCATENATE([Tables.Q4]; &quot; &quot;; [Tables.R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Q5]; &quot; &quot;; [Tables.R5]; &quot;, &quot;)" office:value-type="string" office:string-value="DisasterSerial VARCHAR(50) NOT NULL, ">
            <text:p>DisasterSerial VARCHAR(50) NOT NULL, </text:p>
          </table:table-cell>
          <table:table-cell table:number-columns-repeated="255"/>
        </table:table-row>
        <table:table-row table:style-name="ro1">
          <table:table-cell table:formula="of:=CONCATENATE([Tables.Q6]; &quot; &quot;; [Tables.R6]; &quot;, &quot;)" office:value-type="string" office:string-value="DisasterBeginTime VARCHAR(30) NOT NULL, ">
            <text:p>DisasterBeginTime VARCHAR(30) NOT NULL, </text:p>
          </table:table-cell>
          <table:table-cell table:number-columns-repeated="255"/>
        </table:table-row>
        <table:table-row table:style-name="ro1">
          <table:table-cell table:formula="of:=CONCATENATE([Tables.Q7]; &quot; &quot;; [Tables.R7]; &quot;, &quot;)" office:value-type="string" office:string-value="DisasterGeographyId VARCHAR(100) NOT NULL, ">
            <text:p>DisasterGeographyId VARCHAR(100) NOT NULL, </text:p>
          </table:table-cell>
          <table:table-cell table:number-columns-repeated="255"/>
        </table:table-row>
        <table:table-row table:style-name="ro1">
          <table:table-cell table:formula="of:=CONCATENATE([Tables.Q8]; &quot; &quot;; [Tables.R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1">
          <table:table-cell table:formula="of:=CONCATENATE([Tables.Q9]; &quot; &quot;; [Tables.R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1">
          <table:table-cell table:formula="of:=CONCATENATE([Tables.Q10]; &quot; &quot;; [Tables.R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1">
          <table:table-cell table:formula="of:=CONCATENATE([Tables.Q11]; &quot; &quot;; [Tables.R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1">
          <table:table-cell table:formula="of:=CONCATENATE([Tables.Q12]; &quot; &quot;; [Tables.R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1">
          <table:table-cell table:formula="of:=CONCATENATE([Tables.Q13]; &quot; &quot;; [Tables.R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1">
          <table:table-cell table:formula="of:=CONCATENATE([Tables.Q14]; &quot; &quot;; [Tables.R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Q15]; &quot; &quot;; [Tables.R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1">
          <table:table-cell table:formula="of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f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1">
          <table:table-cell table:formula="of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1">
          <table:table-cell table:formula="of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1">
          <table:table-cell table:formula="of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f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1">
          <table:table-cell table:formula="of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1">
          <table:table-cell table:formula="of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1">
          <table:table-cell table:formula="of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1">
          <table:table-cell table:formula="of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1">
          <table:table-cell table:formula="of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1">
          <table:table-cell table:formula="of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1">
          <table:table-cell table:formula="of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1">
          <table:table-cell table:formula="of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1">
          <table:table-cell table:formula="of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1">
          <table:table-cell table:formula="of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1">
          <table:table-cell table:formula="of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1">
          <table:table-cell table:formula="of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1">
          <table:table-cell table:formula="of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1">
          <table:table-cell table:formula="of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1">
          <table:table-cell table:formula="of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1">
          <table:table-cell table:formula="of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1">
          <table:table-cell table:formula="of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1">
          <table:table-cell table:formula="of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1">
          <table:table-cell table:formula="of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1">
          <table:table-cell table:formula="of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1">
          <table:table-cell table:formula="of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1">
          <table:table-cell table:formula="of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1">
          <table:table-cell table:formula="of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1">
          <table:table-cell table:formula="of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1">
          <table:table-cell table:formula="of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1">
          <table:table-cell table:formula="of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1">
          <table:table-cell table:formula="of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1">
          <table:table-cell table:formula="of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1">
          <table:table-cell table:formula="of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1">
          <table:table-cell table:formula="of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1">
          <table:table-cell table:formula="of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1">
          <table:table-cell table:formula="of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1">
          <table:table-cell table:formula="of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1">
          <table:table-cell table:formula="of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1">
          <table:table-cell table:formula="of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1">
          <table:table-cell table:formula="of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1">
          <table:table-cell table:formula="of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1">
          <table:table-cell table:formula="of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1">
          <table:table-cell table:style-name="ce49" table:formula="of:=CONCATENATE([BASE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49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9" table:formula="of:=CONCATENATE([BASE.$B$1]; [Tables.N67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1">
          <table:table-cell table:style-name="ce57" table:formula="of:=CONCATENATE([BASE.$B$2]; &quot;'&quot;; [Tables.N67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1">
          <table:table-cell table:formula="of:=CONCATENATE([Tables.N68]; &quot; &quot;; [Tables.O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N69]; &quot; &quot;; [Tables.O6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70]; &quot; &quot;; [Tables.O70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1">
          <table:table-cell table:formula="of:=CONCATENATE([Tables.N71]; &quot; &quot;; [Tables.O71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1">
          <table:table-cell table:formula="of:=CONCATENATE([Tables.N72]; &quot; &quot;; [Tables.O72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1">
          <table:table-cell table:style-name="ce49" table:formula="of:=CONCATENATE([BASE.$B$3]; &quot;('&quot;; [Tables.N68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1">
          <table:table-cell table:style-name="ce49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9" table:formula="of:=CONCATENATE([BASE.$B$1]; [Tables.Q65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1">
          <table:table-cell table:style-name="ce57" table:formula="of:=CONCATENATE([BASE.$B$2]; &quot;'&quot;; [Tables.Q65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1">
          <table:table-cell table:formula="of:=CONCATENATE([Tables.Q66]; &quot; &quot;; [Tables.R66]; &quot;, &quot;)" office:value-type="string" office:string-value="EEFieldId VARCHAR(30) NOT NULL, ">
            <text:p>EEFieldId VARCHAR(30) NOT NULL, </text:p>
          </table:table-cell>
          <table:table-cell table:number-columns-repeated="255"/>
        </table:table-row>
        <table:table-row table:style-name="ro1">
          <table:table-cell table:formula="of:=CONCATENATE([Tables.Q67]; &quot; &quot;; [Tables.R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Q68]; &quot; &quot;; [Tables.R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Q69]; &quot; &quot;; [Tables.R69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1">
          <table:table-cell table:formula="of:=CONCATENATE([Tables.Q70]; &quot; &quot;; [Tables.R70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1">
          <table:table-cell table:formula="of:=CONCATENATE([Tables.Q71]; &quot; &quot;; [Tables.R71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1">
          <table:table-cell table:formula="of:=CONCATENATE([Tables.Q72]; &quot; &quot;; [Tables.R72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1">
          <table:table-cell table:formula="of:=CONCATENATE([Tables.Q73]; &quot; &quot;; [Tables.R73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1">
          <table:table-cell table:formula="of:=CONCATENATE([Tables.Q74]; &quot; &quot;; [Tables.R74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1">
          <table:table-cell table:style-name="ce49" table:formula="of:=CONCATENATE([BASE.$B$3]; &quot;('&quot;; [Tables.Q66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1">
          <table:table-cell table:style-name="ce49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9" table:formula="of:=CONCATENATE([BASE.$B$1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1">
          <table:table-cell table:style-name="ce57" table:formula="of:=CONCATENATE([BASE.$B$2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1">
          <table:table-cell table:formula="of:=CONCATENATE([Tables.Q62]; &quot; &quot;; [Tables.R62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1">
          <table:table-cell table:formula="of:=CONCATENATE([Tables.Q63]; &quot; &quot;; [Tables.R6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style-name="ce49" table:formula="of:=CONCATENATE([BASE.$B$3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49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9" table:formula="of:=CONCATENATE([BASE.$B$1]; [Tables.N60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1">
          <table:table-cell table:style-name="ce58" table:formula="of:=CONCATENATE([BASE.$B$2]; &quot;'&quot;; [Tables.N60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1">
          <table:table-cell table:formula="of:=CONCATENATE([Tables.N61]; &quot; &quot;; [Tables.O61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1">
          <table:table-cell table:formula="of:=CONCATENATE([Tables.N62]; &quot; &quot;; [Tables.O62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63]; &quot; &quot;; [Tables.O63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1">
          <table:table-cell table:formula="of:=CONCATENATE([Tables.N64]; &quot; &quot;; [Tables.O64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1">
          <table:table-cell table:formula="of:=CONCATENATE([Tables.N65]; &quot; &quot;; [Tables.O65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1">
          <table:table-cell table:style-name="ce49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59" table:formula="of:=CONCATENATE(&quot;INSERT INTO Info VALUES ('DBVersion','','&quot;;[Tables.O4];&quot;','');&quot;)" office:value-type="string" office:string-value="INSERT INTO Info VALUES ('DBVersion','','1.0','');">
            <text:p>INSERT INTO Info VALUES ('DBVersion','','1.0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RegionId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RegionLabel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CountryIso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RegionLastUpdate','','','');</text:p>
          </table:table-cell>
          <table:table-cell table:number-columns-repeated="255"/>
        </table:table-row>
        <table:table-row table:style-name="ro1">
          <table:table-cell table:style-name="ce59" table:formula="of:=CONCATENATE(&quot;INSERT INTO Info VALUES ('I18NFirstLang','','&quot;;[Tables.O5];&quot;','');&quot;)" office:value-type="string" office:string-value="INSERT INTO Info VALUES ('I18NFirstLang','','eng','');">
            <text:p>INSERT INTO Info VALUES ('I18NFirstLang','','eng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I18NSecondLang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I18NThirdLang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PeriodBeginDate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PeriodEndDate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PeriodOutOfRange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InfoCredits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InfoGeneral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InfoSources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InfoSynopsis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InfoObservation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InfoGeography','','','');</text:p>
          </table:table-cell>
          <table:table-cell table:number-columns-repeated="255"/>
        </table:table-row>
        <table:table-row table:style-name="ro1">
          <table:table-cell table:style-name="ce60" office:value-type="string">
            <text:p>INSERT INTO Info VALUES ('InfoCartography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InfoAdminURL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GeoLimitMinX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GeoLimitMinY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GeoLimitMaxX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GeoLimitMaxY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CartoLayerFile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CartoLayerName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CartoLayerCode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Sync_Info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Sync_Event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Sync_Cause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Sync_GeoLevel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Sync_Geography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Sync_Disaster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Sync_EEField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Sync_EEData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Sync_EEGroup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Sync_DatabaseLog','','','');</text:p>
          </table:table-cell>
          <table:table-cell table:number-columns-repeated="255"/>
        </table:table-row>
        <table:table-row table:style-name="ro1" table:number-rows-repeated="2">
          <table:table-cell table:style-name="Default"/>
          <table:table-cell table:number-columns-repeated="255"/>
        </table:table-row>
        <table:table-row table:style-name="ro1" table:number-rows-repeated="653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21.59cm" fo:page-height="27.94cm" style:num-format="1" style:print-orientation="portrait" fo:margin-top="0.64cm" fo:margin-bottom="1.3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5">03/05/2009</text:date>, <text:time>22:12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Mario Yandar</meta:initial-creator>
    <meta:creation-date>2008-05-07T11:20:47</meta:creation-date>
    <dc:creator>Mario Yandar</dc:creator>
    <dc:date>2009-03-05T22:12:28</dc:date>
    <meta:printed-by>Mario Yandar</meta:printed-by>
    <meta:print-date>2008-05-09T11:50:49</meta:print-date>
    <meta:editing-cycles>321</meta:editing-cycles>
    <meta:editing-duration>PT86H27M59S</meta:editing-duration>
    <meta:document-statistic meta:table-count="4" meta:cell-count="816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